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62c9" officeooo:paragraph-rsid="000962c9"/>
    </style:style>
    <style:style style:name="P2" style:family="paragraph" style:parent-style-name="Standard">
      <style:text-properties officeooo:rsid="000a3f45" officeooo:paragraph-rsid="000a3f45"/>
    </style:style>
    <style:style style:name="P3" style:family="paragraph" style:parent-style-name="Standard">
      <style:text-properties officeooo:rsid="000c1972" officeooo:paragraph-rsid="000c1972"/>
    </style:style>
    <style:style style:name="P4" style:family="paragraph" style:parent-style-name="Standard">
      <style:text-properties officeooo:rsid="000c3179" officeooo:paragraph-rsid="000c3179"/>
    </style:style>
    <style:style style:name="P5" style:family="paragraph" style:parent-style-name="Standard">
      <style:text-properties officeooo:rsid="000e25c2" officeooo:paragraph-rsid="000e25c2"/>
    </style:style>
    <style:style style:name="P6" style:family="paragraph" style:parent-style-name="Standard">
      <style:text-properties fo:font-size="14pt" officeooo:rsid="000c3179" officeooo:paragraph-rsid="000c3179" style:font-size-asian="14pt" style:font-size-complex="14pt"/>
    </style:style>
    <style:style style:name="P7" style:family="paragraph" style:parent-style-name="Standard">
      <style:text-properties fo:font-size="14pt" officeooo:rsid="000a3f45" officeooo:paragraph-rsid="000a3f45" style:font-size-asian="14pt" style:font-size-complex="14pt"/>
    </style:style>
    <style:style style:name="P8" style:family="paragraph" style:parent-style-name="Standard">
      <style:text-properties fo:font-size="14pt" officeooo:rsid="000962c9" officeooo:paragraph-rsid="000962c9" style:font-size-asian="14pt" style:font-size-complex="14pt"/>
    </style:style>
    <style:style style:name="P9" style:family="paragraph" style:parent-style-name="Standard">
      <style:text-properties fo:font-size="14pt" officeooo:rsid="000e25c2" officeooo:paragraph-rsid="000e25c2" style:font-size-asian="14pt" style:font-size-complex="14pt"/>
    </style:style>
    <style:style style:name="P10" style:family="paragraph" style:parent-style-name="Standard">
      <style:text-properties fo:font-size="14pt" officeooo:rsid="00157256" officeooo:paragraph-rsid="00157256" style:font-size-asian="12.25pt" style:font-size-complex="14pt"/>
    </style:style>
    <style:style style:name="P11" style:family="paragraph" style:parent-style-name="Standard">
      <style:text-properties fo:font-size="14pt" officeooo:rsid="0016e78a" officeooo:paragraph-rsid="00157256" style:font-size-asian="12.25pt" style:font-size-complex="14pt"/>
    </style:style>
    <style:style style:name="P12" style:family="paragraph" style:parent-style-name="Standard">
      <style:text-properties officeooo:rsid="000ee93c" officeooo:paragraph-rsid="000ee93c"/>
    </style:style>
    <style:style style:name="P13" style:family="paragraph" style:parent-style-name="Standard">
      <style:text-properties officeooo:rsid="0010e437" officeooo:paragraph-rsid="0010e437"/>
    </style:style>
    <style:style style:name="P14" style:family="paragraph" style:parent-style-name="Standard">
      <style:text-properties officeooo:rsid="0013596c" officeooo:paragraph-rsid="0013596c"/>
    </style:style>
    <style:style style:name="P15" style:family="paragraph" style:parent-style-name="Standard">
      <style:text-properties officeooo:rsid="0013c6aa" officeooo:paragraph-rsid="0013c6aa"/>
    </style:style>
    <style:style style:name="P16" style:family="paragraph" style:parent-style-name="Standard">
      <style:text-properties officeooo:rsid="0013d699" officeooo:paragraph-rsid="0013d699"/>
    </style:style>
    <style:style style:name="P17" style:family="paragraph" style:parent-style-name="Standard">
      <style:text-properties fo:font-size="12pt" officeooo:rsid="0016e78a" officeooo:paragraph-rsid="0016e78a" style:font-size-asian="10.5pt" style:font-size-complex="12pt"/>
    </style:style>
    <style:style style:name="P18" style:family="paragraph" style:parent-style-name="Standard">
      <style:text-properties fo:font-size="12pt" officeooo:rsid="0018416c" officeooo:paragraph-rsid="0018416c" style:font-size-asian="10.5pt" style:font-size-complex="12pt"/>
    </style:style>
    <style:style style:name="P19" style:family="paragraph" style:parent-style-name="Standard">
      <style:text-properties fo:font-size="12pt" officeooo:rsid="00198f16" officeooo:paragraph-rsid="00198f16" style:font-size-asian="10.5pt" style:font-size-complex="12pt"/>
    </style:style>
    <style:style style:name="P20" style:family="paragraph" style:parent-style-name="Standard">
      <style:text-properties fo:font-size="12pt" officeooo:rsid="001a050c" officeooo:paragraph-rsid="001a050c" style:font-size-asian="10.5pt" style:font-size-complex="12pt"/>
    </style:style>
    <style:style style:name="P21" style:family="paragraph" style:parent-style-name="Standard">
      <style:text-properties fo:font-size="12pt" officeooo:rsid="001b7f9e" officeooo:paragraph-rsid="001b7f9e" style:font-size-asian="10.5pt" style:font-size-complex="12pt"/>
    </style:style>
    <style:style style:name="P22" style:family="paragraph" style:parent-style-name="Standard">
      <style:text-properties fo:font-size="12pt" officeooo:rsid="001e6a7d" officeooo:paragraph-rsid="001e6a7d" style:font-size-asian="10.5pt" style:font-size-complex="12pt"/>
    </style:style>
    <style:style style:name="P23" style:family="paragraph" style:parent-style-name="Standard">
      <style:text-properties fo:font-size="12pt" officeooo:rsid="001f5f9e" officeooo:paragraph-rsid="001f5f9e" style:font-size-asian="10.5pt" style:font-size-complex="12pt"/>
    </style:style>
    <style:style style:name="P24" style:family="paragraph" style:parent-style-name="Standard">
      <style:text-properties fo:font-size="12pt" officeooo:rsid="00284550" officeooo:paragraph-rsid="00284550" style:font-size-asian="10.5pt" style:font-size-complex="12pt"/>
    </style:style>
    <style:style style:name="P25" style:family="paragraph" style:parent-style-name="Standard">
      <style:text-properties style:font-name="Liberation Serif" officeooo:rsid="000a3f45" officeooo:paragraph-rsid="000a3f45"/>
    </style:style>
    <style:style style:name="P26" style:family="paragraph" style:parent-style-name="Standard">
      <style:text-properties style:font-name="Liberation Serif" fo:font-size="14pt" officeooo:rsid="000ee93c" officeooo:paragraph-rsid="000ee93c" style:font-size-asian="14pt" style:font-size-complex="14pt"/>
    </style:style>
    <style:style style:name="P27" style:family="paragraph" style:parent-style-name="Standard">
      <style:text-properties style:font-name="Liberation Serif1" fo:font-size="15pt" officeooo:rsid="000e25c2" officeooo:paragraph-rsid="000e25c2" style:font-size-asian="15pt" style:font-size-complex="15pt"/>
    </style:style>
    <style:style style:name="P28" style:family="paragraph" style:parent-style-name="Standard">
      <style:text-properties style:font-name="Liberation Serif1" fo:font-size="15pt" officeooo:rsid="000ee93c" officeooo:paragraph-rsid="000ee93c" style:font-size-asian="15pt" style:font-size-complex="15pt"/>
    </style:style>
    <style:style style:name="P29" style:family="paragraph" style:parent-style-name="Standard">
      <style:text-properties style:font-name="Liberation Serif1" fo:font-size="14pt" officeooo:rsid="00157256" officeooo:paragraph-rsid="00157256" style:font-size-asian="12.25pt" style:font-size-complex="14pt"/>
    </style:style>
    <style:style style:name="P30" style:family="paragraph" style:parent-style-name="Standard">
      <style:text-properties style:font-name="Liberation Serif1" fo:font-size="12pt" officeooo:rsid="001a050c" officeooo:paragraph-rsid="001a050c" style:font-size-asian="10.5pt" style:font-size-complex="12pt"/>
    </style:style>
    <style:style style:name="P31" style:family="paragraph" style:parent-style-name="Standard">
      <style:text-properties style:font-name="Liberation Serif1" fo:font-size="12pt" officeooo:rsid="001b7f9e" officeooo:paragraph-rsid="001b7f9e" style:font-size-asian="10.5pt" style:font-size-complex="12pt"/>
    </style:style>
    <style:style style:name="P32" style:family="paragraph" style:parent-style-name="Standard">
      <style:text-properties style:font-name="Liberation Serif1" fo:font-size="12pt" officeooo:rsid="002bc6e5" officeooo:paragraph-rsid="002bc6e5" style:font-size-asian="10.5pt" style:font-size-complex="12pt"/>
    </style:style>
    <style:style style:name="P33" style:family="paragraph" style:parent-style-name="Standard">
      <style:text-properties style:font-name="Liberation Serif1" officeooo:rsid="000cde44" officeooo:paragraph-rsid="000c3179"/>
    </style:style>
    <style:style style:name="T1" style:family="text">
      <style:text-properties officeooo:rsid="000a3f45"/>
    </style:style>
    <style:style style:name="T2" style:family="text">
      <style:text-properties style:font-name="Liberation Serif1"/>
    </style:style>
    <style:style style:name="T3" style:family="text">
      <style:text-properties style:font-name="Liberation Serif1" officeooo:rsid="000b95f5"/>
    </style:style>
    <style:style style:name="T4" style:family="text">
      <style:text-properties style:font-name="Liberation Serif1" officeooo:rsid="000cde44"/>
    </style:style>
    <style:style style:name="T5" style:family="text">
      <style:text-properties style:font-name="Liberation Serif1" fo:font-size="15pt" style:font-size-asian="15pt" style:font-size-complex="15pt"/>
    </style:style>
    <style:style style:name="T6" style:family="text">
      <style:text-properties style:font-name="Liberation Serif1" fo:font-size="15pt" officeooo:rsid="000cde44" style:font-size-asian="15pt" style:font-size-complex="15pt"/>
    </style:style>
    <style:style style:name="T7" style:family="text">
      <style:text-properties style:font-name="Liberation Serif1" fo:font-size="14pt" style:font-size-asian="14pt" style:font-size-complex="14pt"/>
    </style:style>
    <style:style style:name="T8" style:family="text">
      <style:text-properties style:font-name="Liberation Serif1" officeooo:rsid="001d0563"/>
    </style:style>
    <style:style style:name="T9" style:family="text">
      <style:text-properties style:font-name="Liberation Serif1" officeooo:rsid="001e6a7d"/>
    </style:style>
    <style:style style:name="T10" style:family="text">
      <style:text-properties style:font-name="Liberation Serif1" officeooo:rsid="0026bd73"/>
    </style:style>
    <style:style style:name="T11" style:family="text">
      <style:text-properties style:font-name="Liberation Serif1" officeooo:rsid="00247876"/>
    </style:style>
    <style:style style:name="T12" style:family="text">
      <style:text-properties style:font-name="Liberation Serif1" officeooo:rsid="00254a37"/>
    </style:style>
    <style:style style:name="T13" style:family="text">
      <style:text-properties style:font-name="Liberation Serif"/>
    </style:style>
    <style:style style:name="T14" style:family="text">
      <style:text-properties style:font-name="Liberation Serif" officeooo:rsid="000b95f5"/>
    </style:style>
    <style:style style:name="T15" style:family="text">
      <style:text-properties style:font-name="Liberation Serif" fo:font-size="14pt" style:font-size-asian="14pt" style:font-size-complex="14pt"/>
    </style:style>
    <style:style style:name="T16" style:family="text">
      <style:text-properties style:font-name="Liberation Serif" officeooo:rsid="002c33da"/>
    </style:style>
    <style:style style:name="T17" style:family="text">
      <style:text-properties officeooo:rsid="000b95f5"/>
    </style:style>
    <style:style style:name="T18" style:family="text">
      <style:text-properties fo:font-size="14pt" style:font-size-asian="14pt" style:font-size-complex="14pt"/>
    </style:style>
    <style:style style:name="T19" style:family="text">
      <style:text-properties fo:font-size="14pt" officeooo:rsid="00247876" style:font-size-asian="14pt" style:font-size-complex="14pt"/>
    </style:style>
    <style:style style:name="T20" style:family="text">
      <style:text-properties officeooo:rsid="001f5f9e"/>
    </style:style>
    <style:style style:name="T21" style:family="text">
      <style:text-properties officeooo:rsid="0022aaf8"/>
    </style:style>
    <style:style style:name="T22" style:family="text">
      <style:text-properties officeooo:rsid="00247876"/>
    </style:style>
    <style:style style:name="T23" style:family="text">
      <style:text-properties officeooo:rsid="00254a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3230 HW 2 </text:p>
      <text:p text:style-name="P1">TAN SOON JIN</text:p>
      <text:p text:style-name="P1">A0112213E </text:p>
      <text:p text:style-name="P1">Tut 3 </text:p>
      <text:p text:style-name="P1"/>
      <text:p text:style-name="P8">S1</text:p>
      <text:p text:style-name="P1"/>
      <text:p text:style-name="P1">g6(n) &lt;&lt; g4(n) &lt;&lt; g8(n) &lt;&lt; g2(n) &lt;&lt; g5(n) &lt;&lt; g3(n) &lt;&lt; g7(n) &lt;&lt; g1(n) </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S2</text:p>
      <text:p text:style-name="P2"/>
      <text:p text:style-name="P2">a)</text:p>
      <text:p text:style-name="P2"/>
      <text:p text:style-name="P2">T(n) = 4T(n/2) + <text:span text:style-name="T2">Θ</text:span><text:span text:style-name="T13">(n^2 lg^3 n)</text:span></text:p>
      <text:p text:style-name="P25">a = 4, b = 2, n =&gt;n^2</text:p>
      <text:p text:style-name="P2"><text:span text:style-name="T13">f(n) = </text:span><text:span text:style-name="T2">Θ</text:span><text:span text:style-name="T13">(n^2 lg ^ 3 n) where k = 3</text:span></text:p>
      <text:p text:style-name="P2"/>
      <text:p text:style-name="P2"><text:span text:style-name="T13">T(n) = </text:span><text:span text:style-name="T2">Θ</text:span><text:span text:style-name="T13">(n^2 lg ^ 4 </text:span><text:span text:style-name="T16">(</text:span><text:span text:style-name="T13">n)</text:span><text:span text:style-name="T16">)</text:span><text:span text:style-name="T13"> </text:span></text:p>
      <text:p text:style-name="P2"/>
      <text:p text:style-name="P25">b) </text:p>
      <text:p text:style-name="P2"/>
      <text:p text:style-name="P25">T(n) = 4T(n/2) + 5n</text:p>
      <text:p text:style-name="P2"/>
      <text:p text:style-name="P25">Using recursion tree method where c = 5 </text:p>
      <text:p text:style-name="P2"/>
      <text:p text:style-name="P25"><text:tab/><text:tab/><text:tab/><text:tab/><text:tab/><text:tab/><text:tab/>cn<text:tab/><text:tab/><text:tab/><text:tab/><text:tab/><text:tab/><text:tab/><text:tab/><text:tab/><text:tab/><text:tab/>cn</text:p>
      <text:p text:style-name="P2"/>
      <text:p text:style-name="P25"><text:tab/><text:tab/>c(n/2)<text:tab/><text:tab/>c(n/2)<text:tab/><text:tab/><text:tab/>c(n/2)<text:tab/><text:tab/>c(n/2)<text:tab/><text:tab/><text:tab/><text:tab/><text:tab/>2cn</text:p>
      <text:p text:style-name="P2"/>
      <text:p text:style-name="P25">c(n/4) <text:s/>c(n/4) <text:s/>c(n/4) <text:s/>c(n/4)<text:tab/><text:tab/><text:tab/><text:tab/><text:tab/><text:tab/><text:tab/><text:tab/><text:tab/><text:tab/><text:tab/><text:tab/>4cn</text:p>
      <text:p text:style-name="P1"/>
      <text:p text:style-name="P1"><text:tab/><text:tab/><text:tab/><text:tab/><text:tab/><text:tab/><text:tab/><text:tab/><text:tab/><text:tab/><text:tab/><text:tab/><text:tab/><text:tab/><text:tab/><text:tab/><text:tab/><text:tab/><text:span text:style-name="T1">8cn</text:span></text:p>
      <text:p text:style-name="P1"/>
      <text:p text:style-name="P1"/>
      <text:p text:style-name="P2">Summation is a geometric series with r = 2, k = height of tree </text:p>
      <text:p text:style-name="P2"/>
      <text:p text:style-name="P2"><text:s/><text:span text:style-name="T17">= </text:span>cn(1+2+4+8+16.......................2^k)</text:p>
      <text:p text:style-name="P2"/>
      <text:p text:style-name="P2"><text:s/><text:span text:style-name="T17">= cn(2^log(n) – 1)</text:span></text:p>
      <text:p text:style-name="P2"/>
      <text:p text:style-name="P2"><text:s/><text:span text:style-name="T17">= cn(n^log(2))</text:span></text:p>
      <text:p text:style-name="P2"/>
      <text:p text:style-name="P2"><text:s/><text:span text:style-name="T17">= cn^2 </text:span></text:p>
      <text:p text:style-name="P2"><text:tab/></text:p>
      <text:p text:style-name="P2"><text:s/><text:span text:style-name="T17">= </text:span><text:span text:style-name="T3">Θ</text:span><text:span text:style-name="T14">(n^2) </text:span></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span text:style-name="T14">c</text:span><text:span text:style-name="T13">)</text:span></text:p>
      <text:p text:style-name="P3"/>
      <text:p text:style-name="P3"/>
      <text:p text:style-name="P6"><text:span text:style-name="T13">U(n) = <text:s/>[ 2/(n-1)<text:tab/></text:span><text:span text:style-name="T4">Σ U(k) ] + 5n</text:span></text:p>
      <text:p text:style-name="P4"/>
      <text:p text:style-name="P5"><text:span text:style-name="T6">(</text:span><text:span text:style-name="T5">n-1)U(n) = 2 Σ U(k) + (5n^2 – 5n) …... Equation 1 </text:span></text:p>
      <text:p text:style-name="P5"/>
      <text:p text:style-name="P27">(n-2)U(n-1) = 2 ΣU(k) + (5n^2 – 15n+10) ….... Equation 2 </text:p>
      <text:p text:style-name="P5"/>
      <text:p text:style-name="P27">1 – 2 </text:p>
      <text:p text:style-name="P5"/>
      <text:p text:style-name="P27">(n – 1)U(n) = n U(n-1) + 10(n – 1)......... Divide by n(n-1) </text:p>
      <text:p text:style-name="P5"/>
      <text:p text:style-name="P27">U(n)/n = <text:s/>U(n-1)/(n-1) + 10/n </text:p>
      <text:p text:style-name="P5"/>
      <text:p text:style-name="P28">Telescoping the recurrence relation </text:p>
      <text:p text:style-name="P12"/>
      <text:p text:style-name="P28">U(n-1)/(n-1) = U(n-2)/(n-2) + 10/(n-1) </text:p>
      <text:p text:style-name="P28">U(n-2)/(n-2) = U(n-3)/(n-3) + 10/(n-2) </text:p>
      <text:p text:style-name="P12"><text:tab/><text:tab/>.</text:p>
      <text:p text:style-name="P12"><text:tab/><text:tab/>.</text:p>
      <text:p text:style-name="P12"><text:tab/><text:tab/>.</text:p>
      <text:p text:style-name="P12"><text:tab/><text:tab/>.</text:p>
      <text:p text:style-name="P12"><text:span text:style-name="T18"><text:tab/><text:tab/> = U(</text:span><text:span text:style-name="T19">1</text:span><text:span text:style-name="T18">)/</text:span><text:span text:style-name="T19">1</text:span><text:span text:style-name="T18"> + 10 * </text:span><text:span text:style-name="T7">Σ</text:span><text:span text:style-name="T15"> 1/k</text:span><text:span text:style-name="T13"> </text:span></text:p>
      <text:p text:style-name="P12"/>
      <text:p text:style-name="P26">U(n) = (n-1)*<text:span text:style-name="T22">10*</text:span>H(n) <text:span text:style-name="T22">+ </text:span><text:span text:style-name="T11">Θ</text:span><text:span text:style-name="T22">(1)</text:span></text:p>
      <text:p text:style-name="P26"><text:tab/> <text:s/>= <text:s/><text:span text:style-name="T12">Θ</text:span><text:span text:style-name="T23">(</text:span>n log n) </text:p>
      <text:p text:style-name="P9"/>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13"><text:span text:style-name="T7">S3</text:span><text:span text:style-name="T5"> </text:span></text:p>
      <text:p text:style-name="P13"/>
      <text:p text:style-name="P13">Initial State </text:p>
      <text:p text:style-name="P13"/>
      <text:p text:style-name="P13">A = [3,2,1,7,1,7,2,5,1,5,7,4]</text:p>
      <text:p text:style-name="P13"/>
      <text:p text:style-name="P13">C = [0,0,0,0,0,0,0]</text:p>
      <text:p text:style-name="P13"/>
      <text:p text:style-name="P13">I = 3 , C = [0,0,1,0,0,0,0]</text:p>
      <text:p text:style-name="P13">I = 2 , C = [0,1,1,0,0,0,0]</text:p>
      <text:p text:style-name="P13">I = 1 , C = [1,1,1,0,0,0,0]</text:p>
      <text:p text:style-name="P13">I = 7 , C = [1,1,1,0,0,0,1]</text:p>
      <text:p text:style-name="P13">I = 1 , C = [2,1,1,0,0,0,1]</text:p>
      <text:p text:style-name="P13">I = 7 , C = [2,1,1,0,0,0,2]</text:p>
      <text:p text:style-name="P13">I = 2 , C = [2,2,1,0,0,0,2]</text:p>
      <text:p text:style-name="P13">I = 5 , C = [2,2,1,0,1,0,2]</text:p>
      <text:p text:style-name="P13">I = 1 , C = [3,2,1,0,1,0,2]</text:p>
      <text:p text:style-name="P13">I = 5 , C = [3,2,1,0,2,0,2]</text:p>
      <text:p text:style-name="P13">I = 7 , C = [3,2,1,0,2,0,3]</text:p>
      <text:p text:style-name="P13">I = 4 , C = [3,2,1,1,2,0,3]</text:p>
      <text:p text:style-name="P13"/>
      <text:p text:style-name="P13">C'' = [3,5,6,7,9,9,12] </text:p>
      <text:p text:style-name="P13"/>
      <text:p text:style-name="P14">Going through A </text:p>
      <text:p text:style-name="P14"/>
      <text:p text:style-name="P14">C'' = [3,5,5,7,9,9,12]<text:tab/><text:tab/><text:tab/><text:tab/><text:tab/><text:tab/><text:tab/><text:tab/>B = [0,0,0,0,0,3,0,0,0,0,0,0]</text:p>
      <text:p text:style-name="P14"/>
      <text:p text:style-name="P15">C” = [3,4,5,7,9,9,12]<text:tab/><text:tab/><text:tab/><text:tab/><text:tab/><text:tab/><text:tab/><text:tab/>B = [0,0,0,0,2,3,0,0,0,0,0,0]</text:p>
      <text:p text:style-name="P15"/>
      <text:p text:style-name="P15">C” = [2,4,5,7,9,9,12]<text:tab/><text:tab/><text:tab/><text:tab/><text:tab/><text:tab/><text:tab/><text:tab/>B = [0,0,1,0,2,3,0,0,0,0,0,0]</text:p>
      <text:p text:style-name="P15"/>
      <text:p text:style-name="P15">C” = [2,4,5,7,9,9,11]<text:tab/><text:tab/><text:tab/><text:tab/><text:tab/><text:tab/><text:tab/><text:tab/>B = [0,0,1,0,2,3,0,0,0,0,0,7]</text:p>
      <text:p text:style-name="P15"/>
      <text:p text:style-name="P15">C” = [1,4,5,7,9,9,11]<text:tab/><text:tab/><text:tab/><text:tab/><text:tab/><text:tab/><text:tab/><text:tab/>B = [0,1,1,0,2,3,0,0,0,0,0,7]</text:p>
      <text:p text:style-name="P15"/>
      <text:p text:style-name="P15">C” = [1,4,5,7,9,9,10]<text:tab/><text:tab/><text:tab/><text:tab/><text:tab/><text:tab/><text:tab/><text:tab/>B = [0,1,1,0,2,3,0,0,0,0,7,7]</text:p>
      <text:p text:style-name="P15"/>
      <text:p text:style-name="P15">C” = [1,3,5,7,9,9,10]<text:tab/><text:tab/><text:tab/><text:tab/><text:tab/><text:tab/><text:tab/><text:tab/>B = [0,1,1,2,2,3,0,0,0,0,7,7]</text:p>
      <text:p text:style-name="P15"/>
      <text:p text:style-name="P15">C” = [1,3,5,7,8,9,10]<text:tab/><text:tab/><text:tab/><text:tab/><text:tab/><text:tab/><text:tab/><text:tab/>B = [0,1,1,2,2,3,0,0,5,0,7,7]</text:p>
      <text:p text:style-name="P15"/>
      <text:p text:style-name="P15">C” = [0,3,5,7,8,9,10]<text:tab/><text:tab/><text:tab/><text:tab/><text:tab/><text:tab/><text:tab/><text:tab/>B = [1,1,1,2,2,3,0,0,5,0,7,7]</text:p>
      <text:p text:style-name="P15"/>
      <text:p text:style-name="P16">C” = [0,3,5,7,7,9,10]<text:tab/><text:tab/><text:tab/><text:tab/><text:tab/><text:tab/><text:tab/><text:tab/>B = [1,1,1,2,2,3,0,5,5,0,7,7]</text:p>
      <text:p text:style-name="P16"/>
      <text:p text:style-name="P16">C” = [0,3,5,7,7,9,9]<text:tab/><text:tab/><text:tab/><text:tab/><text:tab/><text:tab/><text:tab/><text:tab/>B = [1,1,1,2,2,3,0,5,5,7,7,7]</text:p>
      <text:p text:style-name="P16"/>
      <text:p text:style-name="P16">C” = [0,3,5,6,7,9,9]<text:tab/><text:tab/><text:tab/><text:tab/><text:tab/><text:tab/><text:tab/><text:tab/>B = [1,1,1,2,2,3,4,5,5,7,7,7]</text:p>
      <text:p text:style-name="P13"/>
      <text:p text:style-name="P13"/>
      <text:p text:style-name="P13"><text:soft-page-break/></text:p>
      <text:p text:style-name="P13"/>
      <text:p text:style-name="P5"/>
      <text:p text:style-name="P29">S4</text:p>
      <text:p text:style-name="P10"/>
      <text:p text:style-name="P29">a) </text:p>
      <text:p text:style-name="P11"/>
      <text:p text:style-name="P17">Description:</text:p>
      <text:p text:style-name="P17"/>
      <text:p text:style-name="P17">Create an array B[1....n]. Scan through A where A[i] = x. Set B[x] to 1 during the scan.</text:p>
      <text:p text:style-name="P17">Scan through B to look for 0 cell. </text:p>
      <text:p text:style-name="P17"/>
      <text:p text:style-name="P17">Correctness </text:p>
      <text:p text:style-name="P17"/>
      <text:p text:style-name="P18">Since there is only one missing integer in the array, a full linear scan is bound to find the missing integer.</text:p>
      <text:p text:style-name="P18"/>
      <text:p text:style-name="P18">Runtime </text:p>
      <text:p text:style-name="P18"/>
      <text:p text:style-name="P20">f(n) = <text:span text:style-name="T2">Θ(n) <text:s/>- </text:span><text:span text:style-name="T10">linear scan </text:span></text:p>
      <text:p text:style-name="P20"/>
      <text:p text:style-name="P30">Termination:</text:p>
      <text:p text:style-name="P20"/>
      <text:p text:style-name="P30">Since the array has finite elements, each iteration the counter is decremented and eventually it will hit the upper bound of the loop and terminate. For scanning of array B, it will terminate when 0 is found or the counter reached the upper bound </text:p>
      <text:p text:style-name="P20"/>
      <text:p text:style-name="P20"/>
      <text:p text:style-name="P30">b) </text:p>
      <text:p text:style-name="P20"/>
      <text:p text:style-name="P30">Description:</text:p>
      <text:p text:style-name="P30"/>
      <text:p text:style-name="P32">It is similar to binary search by partitioning elements according to their kth bit</text:p>
      <text:p text:style-name="P20"/>
      <text:p text:style-name="P21"><text:span text:style-name="T2">1. Create two arrays A and B of size n/2 </text:span><text:span text:style-name="T9">and S, one empty string of length k.</text:span></text:p>
      <text:p text:style-name="P31">2. Do bit query on kth bit for N numbers.</text:p>
      <text:p text:style-name="P31">3. store numbers with 1 from the query in A. store numbers with 0 from query in B..</text:p>
      <text:p text:style-name="P21"/>
      <text:p text:style-name="P21"><text:span text:style-name="T8">4</text:span><text:span text:style-name="T2">. </text:span><text:span text:style-name="T9"><text:s/>chosen array = </text:span><text:span text:style-name="T2">min(length(A), length(B)).</text:span></text:p>
      <text:p text:style-name="P21"><text:span text:style-name="T2"><text:s text:c="5"/></text:span><text:span text:style-name="T9">if chosen is A append <text:s/>1 to S, else append 0 to S.</text:span></text:p>
      <text:p text:style-name="P21"><text:span text:style-name="T8">5</text:span><text:span text:style-name="T2">. Repeat step 5 until selected array is empty</text:span></text:p>
      <text:p text:style-name="P22">6. Finally, S is the binary <text:span text:style-name="T21">representation</text:span> of your missing integer</text:p>
      <text:p text:style-name="P22"/>
      <text:p text:style-name="P22">Runtime analysis </text:p>
      <text:p text:style-name="P22"/>
      <text:p text:style-name="P24">Can be represented as recurrence relation T(n) = T(n/2) + <text:span text:style-name="T2">Θ</text:span><text:span text:style-name="T13">(n) using Master's Theorem</text:span></text:p>
      <text:p text:style-name="P24"><text:span text:style-name="T13">T(n) = </text:span><text:span text:style-name="T2">Θ</text:span><text:span text:style-name="T13">(n)</text:span></text:p>
      <text:p text:style-name="P22"/>
      <text:p text:style-name="P22"/>
      <text:p text:style-name="P22">Termination <text:s/><text:span text:style-name="T20">&amp; Correctness </text:span></text:p>
      <text:p text:style-name="P23"/>
      <text:p text:style-name="P23">As the required number of queries is halved every iteration, it will terminate when one of the array <text:soft-page-break/>is empty. </text:p>
      <text:p text:style-name="P23"/>
      <text:p text:style-name="P23">Example </text:p>
      <text:p text:style-name="P23"/>
      <text:p text:style-name="P23">1. First bit query on N numbers on kth bit</text:p>
      <text:p text:style-name="P23"/>
      <text:p text:style-name="P23">A = [4,6,7]<text:tab/><text:tab/>B = [1,2,3,5]</text:p>
      <text:p text:style-name="P23"/>
      <text:p text:style-name="P23">chosen array = A since min(length(A), length(B)) </text:p>
      <text:p text:style-name="P23">S = '1'</text:p>
      <text:p text:style-name="P23"/>
      <text:p text:style-name="P23">2. Bit query on chosen array [4,6,7] on k -1 bit </text:p>
      <text:p text:style-name="P23"/>
      <text:p text:style-name="P23">A = [4,7]<text:tab/><text:tab/>B = [6]</text:p>
      <text:p text:style-name="P23"/>
      <text:p text:style-name="P23">chosen array = B </text:p>
      <text:p text:style-name="P23">S = '10' </text:p>
      <text:p text:style-name="P23"/>
      <text:p text:style-name="P23">3. Bit query on chosen array [6] on k -2 bit</text:p>
      <text:p text:style-name="P23"/>
      <text:p text:style-name="P23">A = []<text:tab/>B = [6] </text:p>
      <text:p text:style-name="P23"/>
      <text:p text:style-name="P23">chosen array = A </text:p>
      <text:p text:style-name="P23">S = '101' </text:p>
      <text:p text:style-name="P23">terminates since A is empty </text:p>
      <text:p text:style-name="P23"/>
      <text:p text:style-name="P23">Result = 101 = 5 is the missing integer </text:p>
      <text:p text:style-name="P19"/>
      <text:p text:style-name="P19"/>
      <text:p text:style-name="P4"/>
      <text:p text:style-name="P33"/>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1T16:17:07.242541294</meta:creation-date>
    <dc:date>2015-02-12T09:24:29.826442357</dc:date>
    <meta:editing-duration>PT4H1M46S</meta:editing-duration>
    <meta:editing-cycles>28</meta:editing-cycles>
    <meta:generator>LibreOffice/4.2.6.3$Linux_X86_64 LibreOffice_project/420m0$Build-3</meta:generator>
    <meta:document-statistic meta:table-count="0" meta:image-count="0" meta:object-count="0" meta:page-count="6" meta:paragraph-count="114" meta:word-count="701" meta:character-count="3827" meta:non-whitespace-character-count="3012"/>
  </office:meta>
</office:document-meta>
</file>